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C100001FA0C01CA000.svm"/>
  <manifest:file-entry manifest:media-type="" manifest:full-path="Pictures/200000070000397600003677BC4C52D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list-style-name="L3">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paragraph-properties fo:text-align="start" style:justify-single-word="false" fo:break-before="page"/>
      <style:text-properties fo:font-size="10pt" style:text-underline-style="none" fo:font-weight="bold" style:font-size-asian="10pt" style:font-weight-asian="bold" style:font-size-complex="10pt" style:font-weight-complex="bold"/>
    </style:style>
    <style:style style:name="P16" style:family="paragraph" style:parent-style-name="Standard">
      <style:paragraph-properties fo:text-align="center" style:justify-single-word="false" fo:break-before="pag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text-underline-style="none" fo:font-weight="bold" style:font-size-asian="10pt" style:font-weight-asian="bold" style:font-size-complex="10pt" style:font-weight-complex="bold"/>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rry*Univac 90/30 Emulator Reference</text:p>
      <text:p text:style-name="P2"/>
      <text:p text:style-name="P3">Introduction</text:p>
      <text:p text:style-name="P4"/>
      <text:p text:style-name="P6">This emulator was developed using the documentation that was publicly available on the Internet and with manuals from Charlie Gibbs' extensive archive of OS/3 material. The copy of OS/3 that <text:s/>the emulator runs is Release 4.2 from 1978 which was found on the Bitsavers web site.</text:p>
      <text:p text:style-name="P6"/>
      <text:p text:style-name="P6">At the time of writing the emulator includes:</text:p>
      <text:p text:style-name="P6"/>
      <text:list xml:id="list7002175837801985602" text:style-name="L1">
        <text:list-item>
          <text:p text:style-name="P7">The emulator itself which comprises a virtual maintenance panel and a U100 console.</text:p>
        </text:list-item>
        <text:list-item>
          <text:p text:style-name="P7">An 8416/8418 utility program which allows you to explore virtual disk images.</text:p>
        </text:list-item>
        <text:list-item>
          <text:p text:style-name="P7">A dump/restore program which was used to convert the OS/3 tape image into a virtual disk.</text:p>
        </text:list-item>
        <text:list-item>
          <text:p text:style-name="P7">A 90/30 dis-assembler which was used to dis-assembler parts of the operating system which were used as an aid to debugging the emulator.</text:p>
        </text:list-item>
        <text:list-item>
          <text:p text:style-name="P7">The test data for the Verify System Build (VSB) jobs that was extracted from $Y$SRC.</text:p>
        </text:list-item>
        <text:list-item>
          <text:p text:style-name="P7">A collection of CPU tests that were used to debug the instruction set emulation.</text:p>
        </text:list-item>
        <text:list-item>
          <text:p text:style-name="P7">A small collection of 90/30 and OS/3 manuals that were instrumental to the development of the emulator. There are more manuals available on Bitsavers. </text:p>
        </text:list-item>
      </text:list>
      <text:p text:style-name="P6"/>
      <text:p text:style-name="P17">Configuring the Emulator</text:p>
      <text:p text:style-name="P6"/>
      <text:p text:style-name="P6">Most of the emulator's personality is hard coded into the emulator itself. However, it is possible to configure the virtual disks that will available to the operating system. This is accomplished using simple XML files. There are two configuration files supplied with the emulator: REL042.cfg and VSB.cfg. These start the emulator with either the OS/3 4.2 release pack or the VSB SYSRES and data packs mounted. These are sufficient to run the emulator and use OS/3 to run the Verify System Build (VSB) jobs or your own jobs as desired.</text:p>
      <text:p text:style-name="P6"/>
      <text:p text:style-name="P6">To run the emulator using a specific configuration is necessary to supply the -c option on the command line, as show below:</text:p>
      <text:p text:style-name="P6"/>
      <text:p text:style-name="P6"><text:tab/>U9030 -c REL042.cfg</text:p>
      <text:p text:style-name="P6"/>
      <text:p text:style-name="P6">In the absence of the -c option the emulator will start and you will be able to run CPU tests but you will not be able to boot the operating system since no disks will be mounted.</text:p>
      <text:p text:style-name="P6"/>
      <text:p text:style-name="P4">Sample Configuration File</text:p>
      <text:p text:style-name="P4"/>
      <text:p text:style-name="P4">&lt;<text:span text:style-name="T1">?xml version="1.0" encoding="UTF-8"?&gt;</text:span></text:p>
      <text:p text:style-name="P6">&lt;configuration&gt;</text:p>
      <text:p text:style-name="P6"><text:s text:c="5"/>&lt;iotrace&gt;y&lt;/iotrace&gt;</text:p>
      <text:p text:style-name="P6"><text:s text:c="5"/>&lt;svctrace&gt;y&lt;/svctrace&gt;</text:p>
      <text:p text:style-name="P6"><text:s text:c="5"/>&lt;ida&gt;</text:p>
      <text:p text:style-name="P6"><text:s text:c="11"/>&lt;disk type='8418' addr='0' file='..\..\Disks\VSBRES.8418' /&gt;</text:p>
      <text:p text:style-name="P6"><text:s text:c="11"/>&lt;disk type='8418' addr='1' file='..\..\Disks\SDIVSB.8418' /&gt;</text:p>
      <text:p text:style-name="P6"><text:s text:c="5"/>&lt;/ida&gt;</text:p>
      <text:p text:style-name="P6">&lt;/configuration&gt;</text:p>
      <text:p text:style-name="P6"/>
      <text:p text:style-name="P4">Parameters<text:span text:style-name="T1">:</text:span></text:p>
      <text:p text:style-name="P4"><text:span text:style-name="T1"/></text:p>
      <text:list xml:id="list2818580477451532259" text:style-name="L2">
        <text:list-item>
          <text:p text:style-name="P5">iotrace<text:span text:style-name="T1"> enables or disables I/O tracing. <text:s/>A value of y enables tracing, anything else disables tracing.</text:span></text:p>
        </text:list-item>
        <text:list-item>
          <text:p text:style-name="P5">svctrace<text:span text:style-name="T1"> enables or disables SVC instruction tracing. <text:s/>A value of y enables tracing, anything else disables tracing.</text:span></text:p>
        </text:list-item>
        <text:list-item>
          <text:p text:style-name="P5">ida<text:span text:style-name="T1"> is a container for the Integrated Disk Adapter disk configuration.</text:span></text:p>
        </text:list-item>
        <text:list-item>
          <text:p text:style-name="P14"><text:span text:style-name="T3">disk </text:span><text:span text:style-name="T4">defines a virtual disk.<text:line-break/> - </text:span><text:span text:style-name="T3">type</text:span><text:span text:style-name="T4"> may be either 8416 or 8418<text:line-break/> - </text:span><text:span text:style-name="T3">addr </text:span><text:span text:style-name="T4">specifies the device address. May be 0 through 7.<text:line-break/> - </text:span><text:span text:style-name="T3">file</text:span><text:span text:style-name="T4"> specifies the path to the virtual disk. If the files does not exist an empty disk will be created. This will need to be initialized by the operating system using the DSKPRP utility before it can be used.</text:span></text:p>
        </text:list-item>
      </text:list>
      <text:p text:style-name="P13"><text:span text:style-name="T4"/></text:p>
      <text:p text:style-name="P18"><text:span text:style-name="T5">The Emulator</text:span></text:p>
      <text:p text:style-name="P9"><text:span text:style-name="T5"/></text:p>
      <text:p text:style-name="P9"><text:span text:style-name="T5">To start the emulator simply click one of the 9030 Emulator short cuts in the start menu. When the emulator starts two windows will open, the console and the virtual maintenance panel.</text:span></text:p>
      <text:p text:style-name="P9"><text:span text:style-name="T5"/></text:p>
      <text:p text:style-name="P10">90/30 Virtual Maintenance Panel</text:p>
      <text:p text:style-name="P6"/>
      <text:p text:style-name="P6"><draw:frame draw:style-name="fr1" draw:name="graphics1" text:anchor-type="paragraph" svg:width="5.7917in" svg:height="5.4898in" draw:z-index="0"><draw:image xlink:href="Pictures/200000070000397600003677BC4C52DC.svm" xlink:type="simple" xlink:show="embed" xlink:actuate="onLoad"/></draw:frame></text:p>
      <text:p text:style-name="P6">This is where you will interact with the CPU and the various unit record devices like the card reader and printer. You can see the contents of all of the processor's registers. These values are updated periodically as the processor runs. There are a number of buttons that you will use to tell the emulator what to do.</text:p>
      <text:p text:style-name="P6"/>
      <text:p text:style-name="P4">Buttons</text:p>
      <text:p text:style-name="P6"/>
      <text:p text:style-name="P20">IPL</text:p>
      <text:p text:style-name="P19"/>
      <text:p text:style-name="P19">The Initial Program Load (boot) button. This button and the edit box next to it allow you to boot the operating system from any of the configured virtual disks. Simply enter the disk device address into the edit box and click the IPL button. If you are using any of the supplied configuration files the boot device will always be 300. If you don't see any errors when you click the button you will need to switch to the console window to interact with the operation system.</text:p>
      <text:p text:style-name="P19"/>
      <text:p text:style-name="P20">Stop</text:p>
      <text:p text:style-name="P20"><text:span text:style-name="T5"/></text:p>
      <text:p text:style-name="P20"><text:span text:style-name="T5">Once you have IPL'd you can click the Stop button to halt the processor. You will see Halted appear below the register </text:span><text:soft-page-break/><text:span text:style-name="T5">values.</text:span></text:p>
      <text:p text:style-name="P20"><text:span text:style-name="T5"/></text:p>
      <text:p text:style-name="P20">Run</text:p>
      <text:p text:style-name="P19"/>
      <text:p text:style-name="P19">If the processor is halted clicking this button will start it running again.</text:p>
      <text:p text:style-name="P19"/>
      <text:p text:style-name="P20">Step</text:p>
      <text:p text:style-name="P20"><text:span text:style-name="T2"/></text:p>
      <text:p text:style-name="P19">Once you have IPL'd, clicking this button will put the processor into single step mode. <text:s/>You will see Halted appear below the register values. By using single step mode you can trace the execution of instructions one at a time. The value of the various registers will be updated for each instruction. To execute the next instruction, click the Run button. To terminate single step mode, click Step again. </text:p>
      <text:p text:style-name="P19"/>
      <text:p text:style-name="P19">This is an extremely tedious way to debug a program or the emulator itself. It is far easier to used the built in debugger.</text:p>
      <text:p text:style-name="P19"/>
      <text:p text:style-name="P20">CPU Test</text:p>
      <text:p text:style-name="P20"><text:span text:style-name="T5"/></text:p>
      <text:p text:style-name="P20"><text:span text:style-name="T5">This button will allow you to run any of the CPU tests. <text:s/>The processor should not be running the operating system when you try to do this. I'm not sure what will happen if you try to run the CPU tests and the OS at the same time, but it won't be good.</text:span></text:p>
      <text:p text:style-name="P20"><text:span text:style-name="T5"/></text:p>
      <text:p text:style-name="P20">Debug</text:p>
      <text:p text:style-name="P20"><text:span text:style-name="T5"/></text:p>
      <text:p text:style-name="P20"><text:span text:style-name="T5">Starts the integrated debugger. This will be discussed in a later chapter.</text:span></text:p>
      <text:p text:style-name="P20"><text:span text:style-name="T5"/></text:p>
      <text:p text:style-name="P20">Printer Save As</text:p>
      <text:p text:style-name="P20"><text:span text:style-name="T5"/></text:p>
      <text:p text:style-name="P20"><text:span text:style-name="T5">Clicking this button allows you to save the current contents of <text:s/>the print capture file to a file of you choice. Once the save is completed the new file will be opened in Notepad.</text:span></text:p>
      <text:p text:style-name="P20"><text:span text:style-name="T5"/></text:p>
      <text:p text:style-name="P20">Reader Load</text:p>
      <text:p text:style-name="P20"><text:span text:style-name="T5"/></text:p>
      <text:p text:style-name="P20"><text:span text:style-name="T5">Clicking this button allows you to load a file into the card reader's hopper. The file can be one of several formats: ASCII text, 16-bit Hollerith or 12-bit Hollerith. Unless you are trying to read object decks you won't need to worry about the Hollerith options. The file extension tells the emulator what format the file is in.</text:span></text:p>
      <text:p text:style-name="P20"><text:span text:style-name="T5"/></text:p>
      <text:list xml:id="list725763496012486468" text:style-name="L3">
        <text:list-item>
          <text:p text:style-name="P12"><text:span text:style-name="T5">ASC – unspecified ASCII text</text:span></text:p>
        </text:list-item>
        <text:list-item>
          <text:p text:style-name="P12"><text:span text:style-name="T5">ASM – assembler source code</text:span></text:p>
        </text:list-item>
        <text:list-item>
          <text:p text:style-name="P12"><text:span text:style-name="T5">RPG – RPG source code</text:span></text:p>
        </text:list-item>
        <text:list-item>
          <text:p text:style-name="P12"><text:span text:style-name="T5">H16 – 16 bit Hollerith code</text:span></text:p>
        </text:list-item>
        <text:list-item>
          <text:p text:style-name="P12"><text:span text:style-name="T5">H80 – 12 bit Hollerith code</text:span></text:p>
        </text:list-item>
      </text:list>
      <text:p text:style-name="P11"><text:span text:style-name="T5"/></text:p>
      <text:p text:style-name="P11"><text:span text:style-name="T5">There will probably be new extensions added in the future to denote things like Cobol source, JCL, etc.</text:span></text:p>
      <text:p text:style-name="P11"><text:span text:style-name="T5"/></text:p>
      <text:p text:style-name="P16">90/30 Console</text:p>
      <text:p text:style-name="P6"/>
      <text:p text:style-name="P6"><draw:frame draw:style-name="fr2" draw:name="graphics2" text:anchor-type="paragraph" svg:width="6.9252in" svg:height="3.0098in" draw:z-index="1"><draw:image xlink:href="Pictures/20000007000048C100001FA0C01CA000.svm" xlink:type="simple" xlink:show="embed" xlink:actuate="onLoad"/></draw:frame></text:p>
      <text:p text:style-name="P6">This is where you will interact with the operating system. The console provides a very limited U100 emulation. Just enough, in fact, to satisfy OS/3.</text:p>
      <text:p text:style-name="P6"/>
      <text:p text:style-name="P6">Very few of the Uniscope special function keys are implemented. These are:</text:p>
      <text:p text:style-name="P6"/>
      <text:list xml:id="list7339325405909661936" text:style-name="L4">
        <text:list-item>
          <text:p text:style-name="P8">Msg Wait – press F11 to send Msg Wait to the processor. This is the key you will use to signify that you want to enter a console command.</text:p>
        </text:list-item>
        <text:list-item>
          <text:p text:style-name="P8">Transmit – Press F12 to transmit the current contents of the console window to the processor. This key does nothing if you see WAIT in the lower right corner of the window.</text:p>
        </text:list-item>
        <text:list-item>
          <text:p text:style-name="P8">Home – places the cursor in the first unprotected position.</text:p>
        </text:list-item>
        <text:list-item>
          <text:p text:style-name="P8">Up – moves the cursor to an unprotected position on a line above the current cursor location.</text:p>
        </text:list-item>
        <text:list-item>
          <text:p text:style-name="P8">Down – moves the cursor to an unprotected position on a line below the current cursor location.</text:p>
        </text:list-item>
        <text:list-item>
          <text:p text:style-name="P8">Left – moves the cursor to the first unprotected position to the left of the cursor.</text:p>
        </text:list-item>
        <text:list-item>
          <text:p text:style-name="P8">Right – moves the cursor to the first unprotected position to the right of the cursor.</text:p>
        </text:list-item>
        <text:list-item>
          <text:p text:style-name="P8">Backspace – moves the cursor to the first unprotected position to the left of the cursor and overwrites that position with a space.</text:p>
        </text:list-item>
      </text:list>
      <text:p text:style-name="P6"/>
      <text:p text:style-name="P15">Debugger</text:p>
      <text:p text:style-name="P4"><text:span text:style-name="T1"/></text:p>
      <text:p text:style-name="P4"><text:span text:style-name="T1">I will document this some day.</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1-07-14T09:12:23.69</meta:creation-date>
    <meta:generator>OpenOffice/4.1.1$Win32 OpenOffice.org_project/411m6$Build-9775</meta:generator>
    <dc:date>2021-07-14T10:21:06.70</dc:date>
    <dc:creator>Stephen Boyd</dc:creator>
    <meta:editing-duration>PT1H8M39S</meta:editing-duration>
    <meta:editing-cycles>11</meta:editing-cycles>
    <meta:document-statistic meta:table-count="0" meta:image-count="2" meta:object-count="0" meta:page-count="6" meta:paragraph-count="72" meta:word-count="1219" meta:character-count="6924"/>
  </office:meta>
</office:document-meta>
</file>